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818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t de Recherche - Économie Mondiale</text:span></text:p>
      <text:p text:style-name="Text_20_body"><text:span text:style-name="Strong_20_Emphasis">Date :</text:span> 07 <text:span text:style-name="T1">juin</text:span> 2023</text:p>
      <text:p text:style-name="Text_20_body"><text:span text:style-name="Strong_20_Emphasis">Introduction :</text:span></text:p>
      <text:p text:style-name="Text_20_body">Le projet de recherche porte sur l'impact de la mondialisation sur l'économie mondiale. L'objectif principal est d'analyser les tendances économiques mondiales, de comprendre les défis et les opportunités liés à la mondialisation et d'examiner les conséquences sociales et environnementales.</text:p>
      <text:p text:style-name="Text_20_body"><text:span text:style-name="Strong_20_Emphasis">Sections du Projet :</text:span></text:p>
      <text:list text:style-name="L1">
        <text:list-item>
          <text:p text:style-name="P1"><text:span text:style-name="Strong_20_Emphasis">Contexte historique de la mondialisation</text:span></text:p>
          <text:list>
            <text:list-item>
              <text:p text:style-name="P2">Analyse des principales étapes de la mondialisation économique.</text:p>
            </text:list-item>
            <text:list-item>
              <text:p text:style-name="P2">Évolution des échanges internationaux et des flux financiers.</text:p>
            </text:list-item>
          </text:list>
        </text:list-item>
        <text:list-item>
          <text:p text:style-name="P1"><text:span text:style-name="Strong_20_Emphasis">Avantages et inconvénients de la mondialisation</text:span></text:p>
          <text:list>
            <text:list-item>
              <text:p text:style-name="P2">Impact sur la croissance économique et la réduction de la pauvreté.</text:p>
            </text:list-item>
            <text:list-item>
              <text:p text:style-name="P2">Conséquences sur l'emploi, les salaires et les conditions de travail.</text:p>
            </text:list-item>
          </text:list>
        </text:list-item>
        <text:list-item>
          <text:p text:style-name="P1"><text:span text:style-name="Strong_20_Emphasis">Défis actuels de la mondialisation</text:span></text:p>
          <text:list>
            <text:list-item>
              <text:p text:style-name="P2">Les inégalités économiques et sociales.</text:p>
            </text:list-item>
            <text:list-item>
              <text:p text:style-name="P2">Questions environnementales liées au commerce international.</text:p>
            </text:list-item>
          </text:list>
        </text:list-item>
        <text:list-item>
          <text:p text:style-name="P1"><text:span text:style-name="Strong_20_Emphasis">Études de cas</text:span></text:p>
          <text:list>
            <text:list-item>
              <text:p text:style-name="P1">Exemples de pays ou de régions qui ont bénéficié ou souffert de la mondialisation.</text:p>
            </text:list-item>
          </text:list>
        </text:list-item>
      </text:list>
      <text:p text:style-name="Text_20_body"><text:span text:style-name="Strong_20_Emphasis">Méthodologie :</text:span></text:p>
      <text:list text:style-name="L2">
        <text:list-item>
          <text:p text:style-name="P4">Collecte de données à partir de sources fiables telles que rapports de l'ONU, publications académiques et bases de données économiques.</text:p>
        </text:list-item>
        <text:list-item>
          <text:p text:style-name="P4">Entrevues avec des experts en économie mondiale et des acteurs clés du commerce international.</text:p>
        </text:list-item>
        <text:list-item>
          <text:p text:style-name="P3">Analyse quantitative des indicateurs économiques.</text:p>
        </text:list-item>
      </text:list>
      <text:p text:style-name="Text_20_body"><text:span text:style-name="Strong_20_Emphasis">Échéances :</text:span></text:p>
      <text:list text:style-name="L3">
        <text:list-item>
          <text:p text:style-name="P6">Collecte de données et recherche : à compléter d'ici le 15 septembre.</text:p>
        </text:list-item>
        <text:list-item>
          <text:p text:style-name="P6">Rédaction du projet : à commencer le 16 septembre et à terminer d'ici le 30 septembre.</text:p>
        </text:list-item>
        <text:list-item>
          <text:p text:style-name="P5">Révision et finalisation : à compléter d'ici le 5 octobre.</text:p>
        </text:list-item>
      </text:list>
      <text:p text:style-name="Text_20_body"><text:span text:style-name="Strong_20_Emphasis">Références :</text:span></text:p>
      <text:list text:style-name="L4">
        <text:list-item>
          <text:p text:style-name="P8">Smith, J. (2020). "Globalization and Economic Growth: A Comparative Analysis." Journal of International Economics, 45(3), 287-302.</text:p>
        </text:list-item>
        <text:list-item>
          <text:p text:style-name="P7">Rapport annuel sur le commerce mondial 2022, Organisation mondiale du commerce.</text:p>
        </text:list-item>
      </text:list>
      <text:p text:style-name="Text_20_body"><text:span text:style-name="Strong_20_Emphasis">Notes :</text:span></text:p>
      <text:list text:style-name="L5">
        <text:list-item>
          <text:p text:style-name="P10">Planifier une réunion avec le professeur pour discuter de l'avancement du projet.</text:p>
        </text:list-item>
        <text:list-item>
          <text:p text:style-name="P9">Consulter la bibliothèque universitaire pour des ressources supplémentair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30:27.698559309</meta:creation-date>
    <dc:date>2023-09-08T09:31:10.187297133</dc:date>
    <meta:editing-duration>PT44S</meta:editing-duration>
    <meta:editing-cycles>1</meta:editing-cycles>
    <meta:document-statistic meta:table-count="0" meta:image-count="0" meta:object-count="0" meta:page-count="1" meta:paragraph-count="30" meta:word-count="290" meta:character-count="1884" meta:non-whitespace-character-count="1645"/>
    <meta:generator>LibreOffice/7.5.4.2$Linux_X86_64 LibreOffice_project/36ccfdc35048b057fd9854c757a8b67ec53977b6</meta:generator>
  </office:meta>
</office:document-meta>
</file>

<file path=planification.xml>PK    -<(W^�2'   '      mimetypeapplication/vnd.oasis.opendocument.textPK    -<(W               Configurations2/menubar/PK    -<(W               Configurations2/toolbar/PK    -<(W               Configurations2/statusbar/PK    -<(W               Configurations2/floater/PK    -<(W               Configurations2/popupmenu/PK    -<(W               Configurations2/progressbar/PK    -<(W               Configurations2/toolpanel/PK    -<(W               Configurations2/images/Bitmaps/PK    -<(W               Configurations2/accelerator/PK  -<(W               manifest.rdf͓�n�0��<�e��@/r(ʹj��5�X/�޾��VQ�����F3ߎ���aȋ���T4c)%�Hh��+:�.���:�ض+��j���*�wn*9_��-7lϳ�(x��<O�"��8qHƴ�	�Bi��|9��	fWQt렐y� =��:���
a�R��� ��@�	Lʄt��NK�3��Q9�����`�Ӄ�<`�+���ވ��^཰�\��|�hz�czu����#�`�2�O�;y���.��⯴vDl@Σg����UG�PK��h�  �  PK  -<(W               meta.xml�SM��0��WD�W0�`�쭧�Z������qKld̒���6�͡7޼�ͳ�?]���U�N]xQz;��Jׅ�k��ϼ��Sn�G�%��g�����F��hm�h
��\K�!P`l`"P��_�>{��*.��jjX�:��Yv�qjZ�W�ƥ�Xs-�f�������WQ� +��(���d!Lݕj�و�)�k���ƞ�����n
�|�,y��k�2�s+���=Y�"?$~��CB!�		0�)�$Ls�@�NH�AB �Y����U
�ƃ�Eo��?���.��U�/odW�;���Zj9��-�Ue��)8H�$���Y��rx��ǻ¡��� ��Qp��qV�Iz$Kb�&)�*�J� ��^Fxs�ݷ�۹1@��M�cU#}nz�
o<�	TgV Mu��mo�p�,�-kO[#[:��bQ�.(?�����KO��:���]���tO�HD<P���E�m�PK���h�  �  PK  -<(W               content.xml�]�r���)�6'����Vb{�6�U���rq�3 �]0`()'_��m��k�o�O�n`f8�D�2EFq�`Y3h ��?t�����T�ӆ+y��4��d�.''��.���_����y̆���I�JZ��@oi��1={ҘZ�[�����U����u���E�]�V����$Yw��^k�J��ь��ߔ=��6}�G�����Z+S�W�i����E<e)��4�ʘ-z%��U��N�
�n�7�ƉJW������5� �\ˡ�����)3CU�d	��n=tA�op�M{�m�oJ�t�G����~�=+�=%6�� Pm>�T5v�%:��^�lә����
�f��;���Y�4�LW�\���x�ZZӫ�K�[hS�$^�ILE\�0�r-�Q��`�p��4;���~��
���ڴc�K�[����u�4�&*\���u܌����{ۅ?��l�̬ƛS�u�9)�~=ǎ[Ψ�M�B[H�uG�K6��K�}uf��9hi�)m�����2~(�Ja�Q��Ze+���M6��l�bk�S�7��3^3.�S�Z�	.z���7e�n�m�}���Vĩ6B}H��#�7&��{�l̙H6ㅊRs���W��ɂ^�� ��V�bZ ӘE	��9}��^��~�4�8��AD.����*MS.nN���2��c�_6���hM���A~4Wܘ%���Jڌj��yks�`��F����i�R��sj�-y�fT�	�Y���¹G�y��k#sc,K�Y�;e��y��?��W+��k�G�	��W�܋�dpq���x����� ���w�
��V���=�-���8r#U���\r�S�V��QM'�fӲ^�I�=D������Q�b!� �1m93d��oW�O��<�������$H�ެ����j��M?lٙ�r���X�.�
k �~$����n��H%7���f�謳���v9q9���x�TO���� �x�x7R���ɽ���s�ͩ�LFcwJSa�#p��n�ݵ8v9����`w�����p�??��v���Z��w9��ù���zk��|V��t�g��K��z�wX�җ���#��W�$鶻�'t_q,�5P,�1Q 5ʅ`��F|gφ�C�g��{�
�>��Ct��/�W��������f�bT?�S�'�_>��Zz͵ ޓ����K�y8�bP\[
�t��x��S����14#B���D��!��5"�f��_Dz�!��5"�fw��+"�����~s��/"������^9���]#ryd�WD�C�p׈A�/"G�!r�kD�!�����9�5"$��F[i���AAMr��Ԛ7��� u��R7H� u��R7H� u���2�n/H� u��R7H� u��R7H� u�L��R7H� u��R7H� u��R7H�/S���R7H� u��R7H� u��R�˔�A���n��A���n��A���+u[+��*���{'r�"��6���׌�`NV笔ǆ��3�����K?R�M&�M�r+�dQ�2*>�
��o��un5�ey�v���[��_��8��I�ق����9.�����!����JN��M�M�������I�0r.��@�a��s�r����wٮz��'�g�Dd��HF2jH�g���L�ӛ��22��Hڇİ̲v鶻놼�4N����[	/�<vn3�+FʛH	�?��\
Yn�s�� NM�ņ�Z
|%�O��:S���'��5ɐLL�;�p�e�Fb�`�I�)xC��{�	3��)��K%�:R���9�\;���U�,v��G����~�V3��s�����Om����qȮ��Py6�|o�:V�Z �tȐ�R0}T+����&��YD���s���^�yH�ۘcp 6�fB��o����5�4�������"��zp�������Nh�����s��ya�z�8%��L�-5�I�����Κ���.�)�5s��3�0��w�j�r�L�����*rK�5�t�ˋ;fiXz>�f
��m�����}1��7r�n
�Y�@8���HEFI�7HTG�y1�8�䖃��_�U��8�}"��g5g�ę �֭"��1���¬f �	�{�{R�3�Ÿ?��Ƕ��Q}�O�m�q��æ�زx���˄��6n4�O�"����<��ׂ�7����o������A<����#X/��3�j�1�=h!;�7P����YғPH��4���"�.�H �C�Ҳ�,W���0��"w�չ���+���n9OB���鹆JYaR��B�w�U��� ��cp_z����%P��o-s��YP���Ntt�$�E|�:)��6����qz��V�C�����OJ�K aQ"������YJ��1֥�²�M��	GKr��L��$�8��_�\�4-� �$tL�d�%d�E�\j�q��gA�P	��~�~/�*���>�?�����3 �$J���I r@#5r�U&��VL�ͥV�U�e!�m͍߮����&�'aL�}�
�R2,�S>#���)5�N�E�pL�g�g���;c�-�b3x
��A?xTС2�y5���QBTsc|�;Ye.a@�~An|h�7��jMc�S�I��8��4��"V>�;G�O.����C"�`�NU�Ƿ�m�_)��l}�.�]��:}���ͼLu�@��2�˸W��Z`����J���<5s��r��n��J��5������OP�P���b���b\`µGth�T�_͗��_>�K�[�?�W ���rx2���oP�y&,��?��J`�� y�/�5e]S���i�_0���������~]#Z�;���bm���i��PKi2��4  }m  PK  -<(W               settings.xml�[�s9~����{JHҤa�� 	-W �\�̮ ��c{��'y����]tO���lY��I6�\&���N��R{{Zy:2��ӏ��Q��}�ϛ?>��DFP�M�%������_׮=��Bfu�']]�\�Gu��޼V�t=(˯,��󏕙�i�Z],o�o��Vk����pw�1f� ��G>;=��濷O�_�l=�0���g�9��l찙�͇�\��!!ۼY_&e+8��	���*����;_���12iesǯR����Vn�.���>T_�9\t&~���rr�d�g;��������t�{ص����Ťgf1��Z3���^h�@�ʍ����Mk�M��O�r�?IDz"uK�_k���w����0�w�Cu�J26��Y���{������r�����Z���X'�
�-A,K|Ƀ���axu]Jv�xo��¯//��7c��z�r3c})Tꊕ�|˨,�/#{-�,�қ�̏گ���7v��Oڦㆠ ��-^`��t �4�:��C<���a��(��2ъAY.x�؇P�i�m�_;gP�2Z������ P���s��w{�Pv?��pʓ_�,-������|�K*
�ָM;u1����:��m[��g/���f���Q���5��ќ�u��j�KR��\�v�2c�)4�6>�V.?w���H��62l�V+��42o��:O�A$��V:��Mc�0LE�7�_�� b�$�	����贂e���p!��;�0#E�ԙ�ܝ��1�;v	%�0�do2���'����`���c�a6����4<����Z�gM1�f�� S��#�%c���k���k��.����Z������P�a�#b�9�o�yÑ���<A�n 5gh���B����8�Z�s�aS��ߡ��-��
������2G�TP��ܦ����Z!k���FP�%��d�Bܗ��,�*�r�Z�O���,��d[�=a��I�sL�Q�	R�� ��BV`i`K��BgqFץl�7���7'����9����x`���mX��]��8?-�.� ���ja�$
+Ѝ���̾������4h�#@������F�����a��]#�rn�p��7�}����`����HT��sR22�G�_sԌ�BhKP1����|Rf,��z��Kl�)%�#�k�v�d�Q�!���xN(����pAG��[��P]��_@_ɮ�'�d��u�+�7��H�u��ƑQ㘘�3�>2�Dl��hvm���Iy���U:���8�0��n�Tk�5���w�JU9n ������s|-(�����!@���$��2�c��P�s΢�P�����ķ�ήY�I�fT;�2�ˋ��®j3P[�%R�dJ��//Y��jtС7�)��֤8�~��*<:5��t�!��W�[2)�-�C�R�`�J!u�-�ǰ�����2��dE9ȅrX�L(�&.�g#�Rb��_��4�� �-;���Qа���LNg'�.ȼi@�:b���R4���/Lua6�2��P�Y4�.h����l[׮��ұ;j�#۲T/3���-{�)r�#i�U��ͷ.0\�JD03*���@��S��Ջ����l�l	�3
�e����|v ���Ã��!��r���1��
P�ڷ�i
M�[+L]L"£�����2���g��ӽ�w�f\��i�7W��l6��4�O+���:Ԅ�MŠ�'@�,.3m�+��
'/nǡ�Cb�W{	��P���l�x��wK�ۆz�M�d��߾��ùu����:���P�%T�).R�%ھ"��w=M�Ϡ�S�#�_�=
P���`na"2���z���7��n���Y6���H{3o�}�uAp��[��ۋAxK��wԞ�� ����X/��R����;���v[�x鏰(R�2*��{��V_�����_O7� PK�� �  75  PK  -<(W            
   styles.xml�[[�ܶ~�(H�8��ƻ��mд�d��#Q֔(��\��{H���f�]�@������x���}�ӱd�=���>J��hA��g�*��|��F?���k��4%���MI*��:1"0���T�+u픪7q|8���%E��XӐ"GG-�Y������*.�+����s3�;U��H���bCuЌ�����A{��2��Qm8�Tn*\�Q�פr�nB���Ȏ�\�sgkl8��j7a�m������F`��6^�<ι�'X���ulw�͕t�������[6z�(� �"�����t�5�Z��E��U�1�&�EMR�Rϼ�֍`��1aD.�d��t�� �[w���HΛ
r��9�DPM��L��8�~3�5;/58��:}���y>?�`������9vP���4:R�h&���ӯ�p���=obAj.�ƾ��}1Q	���A1�~T�����_��ٳ� �-��s'kl8��'D۱!˪)�D̎7,!gU�S�\�x�j�9*%�t&^o�ٖ];3X4��7n��9��9N	�H���V?���������G��e	��AK�N��_q����=��
R�н�J�C�T���챠�
����|�n8C9�K\=K9��j�w��.`δr`���O����Ȝ�"�s���7y�x��/�Nj7~C�t&�S/@~�~��8�[�F�;&�K-툤���x���q�Ev�d$�k7Ύw+����4r��7����(l���R	�����8t�ﮮ����B��О�W�<����� ���iTG�w;E�p�����>Z-��r�x,Ovc���0��3��SC׷�{mTz�>>��t�g�dv��!�-�1�A��X`�I�n�2 shF��bV�`��
�a�
!��r��պ�<��L ����2�/}�
�qJ:aq����Y7���k�Ϭi$7T:�6�m�(������\�W:�߻!�B�)��ԭ�H�%vN`��*9i�~z���c�*\�P.�@
�%@���&
Vd��8ɪ>��`s���6�!�t�LV˛���)⨟w��j�o?���[?F��+�@��Z�{��{�/�.!z�eN��],�핼�ֶ�P�!�kw�w�2!Fg�(j��%���,���R�X��[��)�����	�(t�J��M�5�~E���|��y)�o\a�9��)H�ie�q����[7r7���(H���KE08~���&��݌�`�#A-=����;XS	�ݞ ��$��XJ!�ت�﹂����pt�O��H񂨝>��f��P�-�(��,�lx.� JG]�]8��O����L��3��U�t�	a�����-�Ncj=֚K,�5��j��^�}O7��J�Q�%��P����l���A0��l�0;��|�ONt<s�u�?�{�u�W&�c�u&��>�8�OZ�S�?��1�ն:y�O��Is<bڠ��k���~�������SPI����:}r	N������g�7;B��^��|?�K�`���/t!�YΨ�^���([�������WL���_؞����ln��]�91�>�䎻*]M����3`w�n�Nw�a���Z���?*�m*=�Urv���WL!j�]L���?M�>(��B���p$�T�7{�[A~�����?�-v�Y�3������r�m��g8m��f�0���,�ζc��p'6��sj5���}�,š�ey__������mn/|��x���Y��h ddOX�������)�� �k} ��N�~H⒚!��,w���@�VVT��j�� ��6�9����dh{��=�w���)�g:d�␾C�^�w���C��yqH�!?�8��W/�;���!}�ܽ8d�1[�y�O
�TqE$l���M{%�	�=��+�{�cI{ �o�{���v�M��S��[8Ǟb�Ӝ��>����אTٔ�t\A�^{��`L���~!an���;�1�L:/0���F�T��K�J|\b�uߔ��IS�����h�D�wPy_�I4��@3�E�:Y�VI{Qe�2r}�|5ia+�TI׆�%0U��Bl�2l0�}t6(Z��v�Z��C%>z[�M�}mky�~Z����v�$�d��Z���N�{pF[>1x�IV���w�U�}$9���g�m���a�Ǝ(o����Z�Q���X8kw�?�#]�3�r�<9[B���᥵�����P� ������V��� PKc���  �0  PK    -<(W<�q  �q     Thumbnails/thumbnail.png�PNG

   IHDR  j      ���p  �PLTE

$%!*'5!"# -!4&'%('+4+1;6+&2.1<1(757 /A)6F+?T4;F/BY:CL8GW?P\<Ma>QeG7*E;5D?@KB;WG9bL;dQ>GFHFKTFQ\VLE]QHWVX@N`FVgI]rX\cP_sMaw[akVgxaN@gUFe\Xr\Ip^Qa^cja\uaNufXhfhdgpdjscnzjmrhnynrnlryskhrnryrlwvwXl�\r�iv�h}�w|�s�n��l��{��z����n��v��}���mY�r]�og�vi�|v�|h�~���|��u��{��m��t��{��v��|��q��{��t��|��}��v��|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Ơ����ū�Ҵ�ı�ѽ����έ�Ժ�ʸ�ռ�߹����¬�ñ�Ƹ�ü�н��������������û�Ƚ����ô�ƺ�ȶ�ɼ�Ʋ�ɵ�̻�п�Ͷ�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�   ���bqz�    IDATx��{|[՝/��p�����*e(��&�$i�M�4r�B���DXVɁiN��c۝f��N���k	Y�ے�]"�r:`���uNmK��m,��Z��mn4���������i�Jl/��^�����������K �K�$B B-B-jj1�P�P�P�A�Z�Z"�"�"�b������D�E�� B-B-B-jj1�P�P�P�A�Z�Z"�"�b����Ňz*L|R�����nia.�S�rd!�Ż�DN6{!��ϼrC��_��l����?E���{���)e5.7]"�]������DW��=��/Ԁ ��kPz&w����Ǳ*�8�E��귮)��_r�wb��Iˣ�n&V����i��X�� ��w>ٴF�}M����%���,[�ٮ���u�ޑ���~��kU��&$e=�л [ɛ��{�D#��'������]A��+G�ݞ�7�5�z�_c����������U���}eթ������[W���{�oA����;˖��5�����������W5}n�nH炎������?���OW�B��ɯ��h�F��ߡ/�mR��O�p;\�}�1ܻ����7I6]}P���'~��i��X�u<������o���4O|�A��^�Xq�Sh>�×��7�n���W�����m�-p���n$��������x@9�W���7\7���� �~��հn�w_��c�޶�>�����
W��k)rL0(G�U�>�TF7u���d��|�6GU:�-m�k�p��:�֡�(lJGyJ��^�k5�G��r�Z:�fn��gP�� 'WfAe6T�G��v$�ڍ+nz�C�Eao>�SV�_�H���t��}��ӄs��x$�i.L�%�]g��$.ރUQ����.Ԃꥂ�nQ��^$����tR9��p8�@�)�����159���v>��P����yH�^���
���됁<޽k樂P��6')����c�X@r�G�y2 |_�ٲ(��f�t���Ry�x��n Ȥd��|��~ӳT�׼�����s`�w�V��k����ܠf�|a~�}�xk*A��|}[D�&N�I8*ٰ��xӭ������!�Jry����V6o]#M�P���Р{�;���yc������^��Y��⁧�~♿��t7�1~���� �j���������{}w���Uq�u�7Vd��'�\��-�:���/�����x��uڛ�wo���Ong�"�p�ws��e����펿��v���7v��[�A��'n�^�Ρ	�kE�:|����ꞩ������g7}����/�x6>���[��k�'�����<|s%�����������,ɦJ�®�(K�Iف&bP��`<J���aY�e�Orv�5o�a�10_����"\�3'��
[9L��P�5/7�v�CV�� �JWY����%��x���U�rf(�������������,��W(���h�P�Z"�"�b������|3��}���A�o�[��8f��(��%:O�-I��
g.V����
�[�0^�e�(�E�k��V�i �`���Ѥ�O�b��Xb8}�"�g�L=�ᇢ����a�`O�Z�o]s��_����W���{{���#����׀ A��S6���_��`V�כ�=�����JR;P�	�}� A���r�O����k¶u?~c����dJ*l���>M��V��,`&�-f�m+M�i��������QN{ֱ{�<� �I�O�@F�~�ҵ��~� ����	D5�n([������(JB ��cm@k�=�&����8x�ֳâ��ȍ!��j�]���q	��N3��^�ͣ���1�WѪ7�َ��`�`���}���j���C����(Z��sU�p�.,��9x~�"�P��>DzLQ�Z"�"�b���g��C��u�
�t�ӟjv�(^0�'��-�AcEf�c�`2��Ʋ�p��-/�L�J[~������5cw����WO|u�q��!�����z��osߣ<_�ź�me+�_#n:p��DD?��y͉����g�:����7��T���}���.���Xy�ﻮ��� _�����O��gV���?���^Q��e�۶�~����7���VnT|/|�C��5�ϻ,z��>�5�@Ԝh��ڝ��ed#Nڟ3�s��=�����r��uaN�.� I#?�.�b�8�E�E�� B-B-�������?��˹�"\�=-v�\�r༞����'7pX�mڵ�n��.��@I�r/yj�s�u�j����s]D���2�$@��p���1��lO����;q�R�$��3̹�Sn:۸��� ��kAh�t�*UF�L!Ű&<��dZэG��"�Ng��VpL9�T�Cn�G��Vo�w�I[�(~�AE��/
sL!�d`ș�K�%Q� }�:�����%����Ot��'�'pC�b����=S�q���ѓ4�9އ;��D��S�.o�a�ѽI{[[� �3iu��q���_G��,�C�>+U%e��H)��5�T>5����̲pJ:د
�&�u�u��v#A�@6J�$LB/@�w6�I�0UvAbT>�*��V=��]8\�Tu��(�pT�Ra��0�iV��a�Zk���R���W[+�4Jt�%I�� �i�R���ɽi@E�m�������mZ������,���m}ݍ[�Y�9�Y��=������XHE6� �"
A��l�ޯ��ʦ*Ge@�)O�W��Po�%����tSc�D��� GdH���zS����o7��V��`Q��;�wk�}�(� X2^�p3Ն��
)*�=�0���oN��$�t���;�n�_;Y� ���S��֣k��$��mI��}��(@ѵc����<����V�9��6H�{O���.�}M{ۥ��im�6��'׸@5��.'�����S)ї� y���Ѻf]x����x� a�/h��d$���=����r�>���Ve�b@=Y���i�Ui����ԗ���{,����=�Z"9�Vߢ����<uM�=�tg%��񹍒��%YPQ�^k�mؑ��d{�mZ�t?l��7����r�R�%<��+ T��#'7�����RJ{m���$�r�0-��'��*���IF�V��1�n�ؤ��u�|�־׾Ǯ�iB���+U�����m�7D�ۍ�ܴ��A��|SG��&�Q��aG�Rprm4�ެF�/)4U��}_�?�*�� {�P�,�\,��؊4:��b<��6�N�}��bg�,�x�eYlj�B��%ظ0�Ct��sq!V�\E2(J[�X�Q�8L�b�4&�e9�~�-�q>�*��11��i���xn��%��f��<DE2]��� ��^��<�C4���A�ɷY�s���V��|0�J��pP�eਔ��p�ˢ9I��D=��Qc�!t�<Q��0�\$���O%r��H�BG����@��g�%D��-�
�?�����̡�?/ֆO��Ňz�3\�H�>���,�X��P�\��&/���Fs�����`��z�����b�P����L"�3�.h<,�����8nc~(͜M<̗8�&��f����V����8s|ΔrF��>�4��E����P�؁%�L>�U�yB�r�W�̫���:K��x����O�\�=�)��y���|��������'���9��Bs��JY��W����X��9���yut����N����S����);�GGʨ1���6]6O1�ɖ޸�n�QZ�6%T���Ow��Q��8phEu�Nx\�+GP��͓&4H�H=M�&��ꍩ�#��A�^�Sq�����m���q&:�׻ޫ�Д^o�B��nDo�Ի�7 ]�$��O�1��&W�3dأײ6S+mK[��eͲf�IڅE傛N0-H���I����N�2���wYW�����Q:�����vj�/w��w�c����.�5����n��j�{s����o�m;�dԌ����e!p���D���6#�������'��p(��$ĕ�Q?� �f��ǲײ�S�kܿ-Dev%�+O�e#<4x���(u��veut'�������wSj�n�SV>��dtd���R��d�Q�����{�ع�/5�Ҵ��*�ԮT'U����*7 �*�+��C��a�<*B��:Rr\���l�0�T�$N)�����фn�_7�Zk�@_�\5a^��v᠖��)�4a=�{*�&�����9TG�5ɚ�SYh�=-%Nl�op�%�<�׻w���W,��U���B��lM�H�a�կ���QN��$5�(��k!��zͻ�$K���@3��1z�&�E*��CS�Ku�J4�v?�0�;'��c����ɚ�8�5��"�A���*�v7�tN�v��,q�J�X�5�ȠƓ5�-��QGQ��w�(!�s[��p�1�g��8ZwrM"��ZnNe/�݄/BD����}O��#�ы�OP��Ŭ9ح@�J���v�T�#ߤ�׺뎢����1Ԡ�NV�Iw-R,����I�ٲo[HR��lMHR�	4�o���S׹9JQǫc��[
�چ20�n�P��&,�UO0$����v�m2�:�:w��T���{�~T���èjK�e���{
4uM�'Ը;#�ih�u�i��gT!UH���k��~�ns�S��B���#\S�~�c�)�0���+E�H�EY�4Ҿ�,V�r�g�?���g�� ���W&Z�<pyt�/��)f�K��5�}d�H����|�/��xa�gJ��^D�D�-���a�=
y~��/x���C���,M_f���y��(�FY��Ο���/�R	�C�@ԙF��|�83�*^�pv|�3��F�P,���b�(��h��y�a�`bt����u���^�3i����f.��Y�Ϝ�aA����3����e��A�K�45�Q;���7\o�b����>�;�#�Q~8��в�D1Ƴ��b�� �.����	��X�X��Ł�8?�L�A�������8Z�8�o6��6��S�d�,��P� D٫�CZ���Z����ȚV=�7Ti��d/VoS 4CV�U��U��Э��kҶ��F����F9��Lv������ū�I�$�jh���m��ѫ���`�t�HVѵ�V�ڨ� �¡]�m�x�U��Ni(h�m�6�1�O���^vT�ii#i��h����v5ъDb�ң �������X1��h�{emW�R	�R������H��A#~ThW��p!15�J�U�}�:N��X���phS�d��㘻� �N�j��<�V�2�0�����W�$#Ҙj�*Pu��W5�Ҝ\&�d=��I�2�9�Q_�I��06��3=]�~_ �s����o��y6���{%wK8�7�:Z�-ɜ��k�1��g�c�|C�!&ݑ���>7X.�:짫�%�3%ۙ��30ß��*�hf��3K`���"��9�G1����.�VD�A�9?-���~F��C?e��Q���\�v�7��n���sm��&����ܡ�K��\S�^��X{�Q���by�߽]�ns^�>0�PB����O@0��Sk�E��Wd�zҲ�+45��]le��Xf(�0��x�.�ĩx}N�PcNT��Zŵ�S��e[mZ~+R���p�/�xeq�\�����On_���}��U׆口<�w?�w�߿�Lq�|Î�o������V�{7�[}����w�x��mS�E�1��V�����²����]K� <s��T�����xj�C�y@�]uW%���:�����i��=��ϟy�'��Nӊ���Վ�4-c�{+�������UM��W���q�Y�M _9J?��Wn���+��~�v,����0KJ�>ܹg��{w�ض�j�c�eɉ��n���c��ɿ}�^���я�o�W<�
^��q�w�����^�����7�+D�1���q��<��+�-Y�h|0�,-�Lܾ�i���(?�邧w�8��ܰ�����|t�YO3t5��t��K�A[���BWK?�Ès���'�E���B��ư�ֽ�if��.��{����.�f�J�Os^D�� B-B-jj��2�"��~Vf!5@-`��E6xp��7��QKZ��>�p(s[�/��]�lʶ�@H�K���P�o	����7BX����SA�v�1�K���� �K燇cl,��bph3D�>�������M�C�7�u*��'Kecy��g�,����ڔ�b�X	bGV�P�� ņG�F6���47�.�3S����l3W&��~��\�w�Zl�gVie��,�n|��1@�N�� ����H����j����&î�;F�k}��A�M�?�V��'�Z�������P*k"�NI���~M2D��Τ7�j��J��&)ں�j"=�KEךV���v6�5.���E�L؈�
���ֹ͊�m��vuy��'t�J�g���F���EIF�a��1�.��QD��;�5��w(�n��6#�TF�f�b��9�B�l+M&uL-X�$�z(i-("����
HC��#+GE�[h��d���u�
��1������ՍԵ���6��հ��h�Ew)�ze�l|��Z�
G+�,#��$����Ԛ0'����~e��]k����46�c��-mp�d��]�p��Min�8*ۋm�\��J��d%�}���A���{6��l��ʷͥ����NE�a��4��#U�Z�����YE��f�'{eC-xB�l�Ƕ�ɮ^&�	G�Ewh��C�ɢ}>4�FZ���;"�g�>!��e�P2�ŋ�k��G���5���=������=t�А0�H�/�@���X4���Ju�lG�=Pt�x�8�'����>���ja�]jF���Q�)�a�\dR)�M����է������������"�xgp�LX\����K�m����g�q����@怢�x%@=37`� ĳ��@|���1�3�ܹ՜3F���fP;ETO�����\����Ι�����r���?�M�/=���-Dk�":<��9�tg|�:�8M����[�GB�*cqaY���^��&t}�Ԝ���$�ma���Np���QáKugٜJ-da0h�B���x�.����t�`�������Szs��O9})��s�q[�8I��St2`�m
R�[ܖ���=����8�����ai����V[���<px�fF��zlz�8�5d&ʣ'O�g���F`�^w��Sa���Sj���a�%�-�o`0Ʉ�
���d��J�n�Xm�^g&�QS�P�/.Թ���z\HIu��ef�ᷓ�P��4Y�|iΨl��|%�d�#l��z�]}��t�Rg$�2m�ɜ���Y�IX�� ������_�J����J+�D2�yY�T���8Nw�� ��"R��������Ϫڶ�ǡ�6�i�S!%z1�<��w"���di&��y�X]$���ۼ<�l�Vp2���J��:Z�)�R&��j�QU��}W�K�כ\�6��8\�Y�Y�[k��j�� �T���<W	�Z�C�7��*{���"W�J��I���^}}z���)�"0�#���n5���rٞ��\ӊG8��H�%��F u���L&jN`�a�}EШFz'��eAu��f2#����������[��TI��Z��G��2� ���D�k�߾�]�2r�\	ml�`'��*�H���e/�����!���t���6rH�w��SPvu��韦	eb���������f�7��[C奛�92�]�w�ٰT#Q�-U�J�c�	���w�4p�G�C}n��:�N��:=���a�m2����z������1E�Pe��"�P�MaD��f�lڂ�`{����iƹ��P�z�a",/Gۺϣ@�Q�S���j6�<JQA��|�<������(ѡ@_5E�*��S�Z�^�>Ǯ(�O�|K�U۩�Q���MU9����j|�	�Z����:9{o���|�.�y���K2,�T�SDV�� _�������Vd�d���,JL!��BZ(�*Ƚyy    IDAT��'lf(P���aޗ�Y�	�ȣ����<�D&HvC�B� c�v�]J����̳�/�J���\����b�X��/����Y�>��B~Jt���w��e�3�K*���'��b�g�O���u\�1��|��7#�0���iB�*�����i���BC-�����V��a�#��p̧{�+B}H�(�6Rj"X��xx�$��r�s��}vZt�vA��������1M� �n��ǡ�����e4��}�^X�W�1���&T�!h����z���S+��>����s���R!k�����;����(JMxZMYً �p�ᚳ�D</*Թ����_l�ꢈޥ��y�O��w!so_�g!��gR�b�OY�b*���z�fJ�_ӞΝ��ź�h�e��wN�?�}^N5�P�v���Q�t��_�9,�?�Em|��l���;.-ԩ��և!������L���tt�Iw1I���zsL��!gb:|��cػ��8�VJ���#9'v����`�5v|֣�OL2Y�Kx��k	s~�'����ؠ�7�
�@_�/��:�W:���\c��9Z�9&h�κK��;}C���l��Ma��6P�ϰ=�V{����7����X�h�Iw8}�d�t%b�*�����^o��g�7wn��ս�j$L��t��j5;Xh�kq�6B����w=��d���&�ɚ70e�)M�j��ӄ4�J���*�|8ED�z��%lՄ+ kS�U>"��)"e��SJ�C�m�B�%m��5{,��<4��ХƦ����QY��_����B����u�lz��0)p����R)��,�1�f���SY=��Iw���gwţ�uP��k\�fY�JB<��uvɠ>�/y_�S��Uï��;waw]�m��2�6ҍ`nZr�5�2�7�H��	nX�ZЌ�:�[O�'���&�8e;B0�Y�Z�f$��)�ړ!������"���|CU\լ�!�~�H�A�o�_+56��-/�^5X�J.�&�������}�l��kc��J(�káT��?����&�'�k�uc�a2�diݾ�1]ou�Q��oN*P3��0W[�æʾ�}s�f�29!�$!��-�K���Xvd�<J4\{��e�,&�,YH�]��ϻ�����W�"���z�f�I��0��P5>�Ǻ`c��R'����Bٰ4�)ԡvy�M�l�B�o���V҉&������rRO�]�j���J����#���������솜��m�zq�=����Z��:������2�T)�o	�q7U��r�r��R�\�]	Sǲ1`��� 6�gY.����DX��*�֧!�+�B0�Đa�=?5�~�'��l�x��Q+^�b������B��H�Xj0!���`��!2Zr����|�n⸱L(9	���e��Lt�H�J��T2}�)\%w�g���6J經��8{'��G .�n 6�Ʋ)6>�ڈ�~���1>���*�e�3�t'�2��3-J;7z���y'^���eV�����n�_|���V����jAv\;7��tFc?!�z�'u�c�����ƽvc��<��|��b��M�El/��qX�BP��f����JG�׌�\u��QGն�"�jaeo�z��դ5�;� B���'%�,+�`�ps��kYk��e���	/'�5ۍ �1��ő�}��Ʀ�^(�X�x(~�I���%��J��p�E�).�ъ��D�E�E�烸�q��n�/"uI�N��g����W?C� �f!U��o� :����i��(]8R+B�I�Ϳj���6���B�t~���_<�M݊��N@�*���o�K;�|�,]��|�g�����p�P��������-��m�/i��W �^B �ͩk\7k1w��r���Q�Y���t�C艔�t��˶�zeUD*=!B�	�k�������p�ʕ���l���kVx�Z���#7��l��˲��o?y}�͆ϯ������w�������'�?|����Woۈ�~s�ӫ!��]	4��7����717����W������7��β�;�������7oq��UP���оƤs-�!u�o1�qrsW��H2���BD�Q�:�>�ҭ�W�����V����Q�O�#oT�T����g�u�9�*<���Q��������9��E~�s9�`����!��9� B-jj1�P�P�A��J�Z�?Ү��OK������K��Ь7A�5}���cC ͕�w�>6[�uAg�\`u�2}I���Lϥ���Y}�P^�?��~��]����ÿf0oE���{1=&SJN��W��SR̻4�J�K�
 w}R���D��gҳ�K�G(dfy�f	��Դ���&]2�Fm`i�T7�>�� G��{�kt�;]!˯�; ����yN<DG������O�^w%g�e�}i�n�ʻ���a�VW3e�)h��������5(��iTy;)���KT ��j���ڍ���2J���eT5�)/��R;&�j�5�n#Q}NJj#6.vp�CPd�1Q��ۤ �}���6��C��6 b�ɸ:)o�1��5b�C�T�YM�G�9[���1	a����EW���f��K0�({�͝{,Ot���u�eTw�n쓪]��  �L�C�Ff#[�fx��pi��;�i��ᇏ{��Z|�p˻M��Um ��V�[��y����cU����)�umgiW�J�����Nh�m��x͘�GD��{-`�M��V��Z�I�@�<V��u�ak�Y����zA�6 n'�d͉���Yh�YMk���i:I�Q�$�k�ƨ.W$!W� 5��i1�;*̂��!�1ͻp���.G�vu�����P���i����J�z�7s�'��)"�y�bV�㵉�O�Yjl|���QP�3�m�=[��2�Gabe�����F�i54'����5i��� �Fy�&��Vt����W�K9�O�\��A`��Y�FK����8V���N��5�5z�v���g���V���		����G�&j�CO�i��!`}��U�Ոrna������%�~s(1Z3��:w:~��]���]vE5]�Qw�V�;��7tٖE�hwy�/Ѕ���&/�0�0��ч;��1�ǌc���D�h��~��P��1& '��ƈ��룃T��hSژ�N�����~�jI�Y�����1b��<����P~g8�(�a7�;(���YH��Qc����Q�du�&j���@�K����&�V?�`݋�2}�
[F g0�=怹��A��ň�s� �%;���[�
��l'M�Y�9�~�c�S����ưsn+b��8a��P�����K&T�{.��RP�����E�+���Tb.9��\�%�0W��(��'J\��aN��s:�0�03w�>V�"�P�_�#��#�,E>��N��h!��p�Y՟"�LIL�rtؙH1=��/����?9�'��!w�cB�hz|��rN��`V��//B}^�x[�y8W!�������>�h�h����;X����auR��HrT��#(��,}(B}^A5Hf^�_���ZP��:�!Z`q=�8K>�]���^��1eaF�-�GDtU}a�t\������DjM�dj�6��'4D-�*{�em!�'�f��R��A���m���֭L���ztN���@c�3�L,�E�����P<;3��`:�`lM�\0=ICl,��!�b�cb*TJ���_ �3K�v"�b�b@=��B8s�β����s�O��p&o�?k�9��EM�q>�����n��'X����3�5�L�_�7�=��"}Ğ��-ǥ,�gyК���EY�z�X\֞�M���0Jw;ߔ@g�/ӹ����:�'?���ldQw|/<���88���;���^[۰�뒣-�7��S�Ѱ��3��j�i�B�61˲�Lo��G&g9-���1�"zr��� �h�X�m��Nb�ž.�f�i`.MЧ;�P�w�ԇ6z�L��3`�k�ڬ�,�{�<�pӬ�Cոj�˖�ꍩ�#]�Ri���0���6P6�%�vE\�͇:�C ��]>7�{p�}�,�����{>���,����D�q�w��
�u�4z���:��k�o�5VcOX�čԓ�,&����=�Q�76�n�I�}/&�htɜR��N*rD��{0��׶k{Q鴆��	bӛ8)m�	��pڇ�w� 9��}�)8���Ue0'�<,O���?�z���ɤ�U��4�4!"�.��q�!�P��f&�9�]�'%hT�utg���W�,���������H֠�	�'kuJ��}m��.����<~�/i���A호o��jnއז6`廧2��ae(ա�Wg��6��j,�!�z��V�8\�N ��X��D���T�z�QFw8~��I�]�H��/c�_r����GE��̦�T`����&jɁ�mS%Z�1MҠo&�5'}sddV5N�jͺ?=�KF�J#uU^�G_��iU�l���Ս��ui'��Uvry���~�kx�G�R�lt��M�ݎ��J��E��Ɗ܍#��2�^?]����_tF�u�#ա�ǘ{� ��4FDY�S��J��8��PT�c��km�y�0���l��V�&�����KQ �V6��}?�fڃ�wq*3�3�8T�6��|�����rSm��Ƥ���iЫ}��Q8U���a"�
�:�.�����(���
5��h��a�k��F���}sD>Z�E���qiޝ&|)i��!̪'��wqҴ���K�81ٮ��݊f�A�V2�؋/��P|�d�Q�U����cs�Vd>��D���Lq8t	;4����Yv%�$�>����$��˖>e���$��9���b��$����P,��J�V|ŰS1��GM	%K�Q(��*����.���z��),x�B5��5p?ӳw��c�^��n}N��il�C}Qג=K��\R�>�V�*\<	d�v.�����^�bTw!F�U���(���U[�PH"���HP���±�УBj\ٓf>�������^2��Њ!Bg��4.^c��H�fw�y��5V6\�I�}SyZ����F��ZO�Mtx����F������=l�nMX����U�V�=&�za�E���)�dkk���F;z|Q��[����P_๚XjO��x�"�\1_��:#�^!���Ǫ�������9�>Ɗ�|��?��Y�<�,����,�?�} �D��#���:�g���Y�,�}�����5�m��o�<K������w]����zI�\t��B=��6O�����o�1�\a³��Z�9�zp��I
_Dʰ�Ζ�);����07�rR��I��6⏶8�E&,�\����34�Ju������)�8C�G�A8���������,1l_�+�1Π��Y��+������]W�kR�\j���T�o�H��!�5֓a
�N�C�+�/#��,��:������6K[CGЄI1 ��$9�Qd!�e��+����$"DG�Qr޿�,��WS�ؑV����j���d�RWd>9M���4���.YR5 �T�m�D�|*����r�J˼i���Y��^�qSn��|w�7��i� ��s�)��D`!z��2����H��}�Z������Fս�@��%M�H\F��}x��܃����m�az���S~�y_1�Q����d!x�nb���䢜
Pt� %~�$v�� �hIMC�g�4A��n��Ucqi��8Q�^='o֍m�$�bHϠ����i��;��yh{���oovE��:�C�}wM��k�}��O�̹��~�����!��,�H+��i�=������$�L&�n��=}q���X3z��}����m{#�Θ��)�*J���?,�1�!��]J���8�MKUc��Ae��U��z�&��]�v(U.)U�ؽWU{eԣ'B�W�N��Fs�����/�W�QNAb��(T^��Sy���
U҉�4mv+�Û��,���e��aªT���З0tD����6(=J���x�:JR�ن��C�����}_ 	d�x{�z�w�X6T�>���T,��L�F�Q"�3�L�e�Ci�k�㉒/$��x�"d#��6�����������s	lrɆ�xf*�6ϰ��Εh�Es�&�h<>�r��?4�iz��gJ��b\�M���a�K�T��g�!l����P��u%wd5)�bqu�I�>���/ ԟ)p��%"g �Z��ZZ���R�>����BB=�86s�Y?S��Y���S�E�E�� B��uD|�u��t#�)ʕ�A/E㋷զ��r�fw���ܮ�0�KO�\��d(y�Aݾ�fh�3�;IrN�5���YL8t-Nl���FI^/�zv�w=Q��p`��ӫQ��/���5�ԣW����賫x�f4=*��vܓ��5 ��n���)���tx�B��й���}��7�ғ��$��݋[���/t����1�wr]emN�Ll��c @^X֒�-�-�{�tĜ�r'�.���!�p�}B�=O��l��m�oBc�r�8���0+��w��o��}���ry�eE�7�g�Yn�]ײ\�����=/��~��˗KW��������i�?����G�ڸ|��+
_���^\��k\e�o�����|���ѫ귮O��������W~������O��d�c�{�?�*ti��o�n2-׭v�n]մ�(Q-�.�oo^�q��׍ú'�\�au_߽˲0��Gᮗ���~��[˿�9���o����g?|����UT��5L�rݯ�.���+����U��6�gY�����By08��p�n�g���-�:|�aU���+��zqY�����[<ׅ�ּA�h���_���[n�/��<��a��Z�ĺ�U�� �굅WQ��+�n~q�s+�/k�n��!����z*�#���@�'�(�~_q�,_b��q.�~m���<�&R0Ĳ�q~*>��A�b,ެ
���F6#�������Пxe���x���� �ҹ6>p��0����t���"B���b�S_8�0sU����P��)P�A�Z�Z�z��	�O0i8��^��$���3�5�ki�b�s�i�w^�N�E
q>��"@-l���|�l.!ЋM~'�ve)�&��,�L�x����9g�#�&������XԹE��Y�̟�q'�?�}�C�r@�@R!A d�k!`��}QSO���4��=��-a����hDѾH��2�|����]��ALT<I��u;U�v M�t���$�<�as�����w�����9�h��i[̞��Pt�FQs-d��{�޹�kBM�8�=���G&�g�li�'�P��]Of�Fm�9�Ӎ.}2�2%�c�6��IS5]9�e��P/�T`�5!Uk��A�ek��}o;'�^�^��vDTZ�g����jF����� �R���tJN���G�±c�$G5��_ʕs
����u�;�v[��Y5��$C�w���$�HԠ��O*�.9���$&���&�fYWSP��)��
��m�K���6��X���B�UhKX�n��em��r�Cj����ଵ��V#9Tv�d��
��'5c:gY<Q���4c�G��	����7@$5��� ��\�v�nB����1
�p�����m��Z�Y���)GZ5Q�jdL��Ƣ��:E�{��M��mBPi2 ��Ҍ@�����jG��W_?��qG�"J�jz��%ef6��ӄ�%�g��Ac%���]	�}����n\�/q^����}��>����5�|�A���}zw���d���I��mY�&�d�
i�[��xLT��1�(�_��� �{��$�1�V��TuUu֒F*#�LF�7îD�<E�����G���:��$�3)�)�ђ#>v�����=��l+z[Z��E�$1�V�J\)i�P%�����$��Im�oSm"B�&�h�ôT�Gko���/7�n`��&9�^@ϑ���w5x�uz�u��V7�ϵ].aS@����,gD�uB�J�L{|0˴<'��_D�-~(�7"�����t)#����c�!3���^�t���8��)�K��3%��R�Y���O�$���m���B�N�#��+�e�����i��Y�	��[� U�F�G3E>�g
%�%����c��G	V���F�>6�\��0g��&�    IDAT�}6 �����>�ry��.�k�9��+�~�p�g��l���c���1��?i�E{�b��d�׼#�bk����IBPE�{�E�Z���2;�����gg���W
��Lii�g0�_&���(Zz�Zs�3$��M8��H���]#x�ca;��h������%G\��S6RZϊ�"Zlg�<��}x��f݁�eEff�Ҳ��� ����Bi�Ą���'V����a����n��/eßecWԂ��[�Θ�2v�	kh���Zhed��1!��Q���Մ�6j�Җ �s(ԣ�w-m��F/ck)�ǲӄiO��V~�����0i���IB�#JQY8\NzۍԐr�č�(C�� [W�y(솋'�rm�	2&'k�Je��^��a�f�9��ڔ����Z�MfU�W�"5�{#��9�þ_��(�f$+�J�����
LX�T�Y��f�2��&a�^km;ToGʘu�npSrĕ�t�]� M8H@2���*f�%�j���Ѻ��e�<MfH;����BPm��k��j"�N�U'�u���,�wV �~�	 ���*"���J�5W
�'W&�*���Qw�	s��7����<��ڀD~�
@z�$R$a�H%�Ѥ�@�n|���Vr�%�O�͵�UP�j~wzg�����G�r�����h��T��qU�H��?���hWVg��?����@B�<�
�ZN+��hDd�����@>H�DJy�r��5!�X�pe��n#�dɘ�|����lY�������F������.4=���
z����i�n3GL���g��"�J�����A�2��v��~|��q�Ak3��i��!�+}�Ѩ�l��n��46�*��"��5D�Q��z�^�m}&��3��\9� �D������*l�^P�u^�S�����"s��U؛���=m�-3��q
���,TT���u���Յ���_�P/�T>��X��Z����+� �⧑(,Ja��sgފg|�����:��⢺��9q�Y�b���93{�\z\�2�tZ��̾d؆6p���$&ۜ��K�G7Mi�v��8�p�?0&�<��E]��4��]h�i�\���ݛOOz΋��I��KU_���N��9g��A��)�1�&	�ʡs@���G�*噀�_4] ���:/t�9Ɨ	`e�{-Z���|GPEt���}L�����-%�G�KUä5��T�ӃD�C4HOa�4�áz�����ɽ9g�Z'B���,l�N�$SN��"C}��¬f�~����Q$"#��~Dߢ�*���"�:@�Ii(��	F�U�r-�#� ��6_yڕ:�̯�6��e ����ư-5uB~w�I)z���xsD��/FUk~�ԓ�*�>�A������I�T+��T�C���`����Q������&t�w�<�@O����r�_d�H*��d�t�6�r��%����:��ߧF��)�^�7�9 ��5�����*LR1LJ��Cj#҃Vd�RVÖ���:cT
��͌|���)��z �R8�{se��刴W���{����0t�M�c�/��Ѵrlm0���cd�,�G���pK� o�#��g���4{���d w�v:s,���=۾Y���V��{���{em\2ְ�߂F�Ħvԥ9[����.�T��%�
����H	�X9LuanM��h؏D��v7)�m����y���%R�V�����^���v֢�	�m�V��v��'7I���4�/�ևe�	� G}pԒ�d���=Ƽ�ΡLN��R�����<��C_|����Cy���<�ߙb�>��l-g�b���%1;�J`�;�ǳ���&��d� �b�9>Ĺ��<�]2���ПX���J�L!��>nǅ`xP�e�P>7P�Bu?��5��X���J>�:�eY�E���Z��L0Y�Al R���ysg|pE���|�G�T�&�Eޞ#�-�PWݫ��T�O�{!Y,��R�
�Z"�"�"�b��P�$�
��&�X��R�?\�v��?�YJ�Ea)�
��M7C��ZN�����<���ih�1��:Ki!B�(,ER���� �s���'�Eg��$G� b�3�}��3t������n�<�|Ϲ=�n���rK�$�I	��Ғ.�#E�8�9i��e5,ݛ]F�h�n}!�9"���Y�ƒ,�"��L�J��²�SS��a����kb�����$$��Ǿ��G���d�f�y�w>zg�}�y����`��m������h���{�����.��/��D*b��ۧE*���}��,�U��W�]�����=��[���`ъ�5�P����|`��W/�������E~����;Eԗ�'D*#�b�߼��d������ߞ}s�s�����G�2���t������w~����Ԫ��U�Z9����������.4,艊�/�+E*�� y�Ԣ�x��,����el��h���������@�x�~�]m�[�cۢ�ol^�i��;W���v������.����;'����� 8]�^5�g�q���|a��'خ
׃���$$E.
�d:�r�/�?�b��(�`!�H���SQ�o�"R��I9݉��؍�ao��;����+��|M/�`�@D�"j�D�_5���.q9	��Qq�d����顩�/y9�U�!+F��1ی�-����)̣�0�HE:s�Q�}��
��V���u�'������|�G��xF/S���#�ܕ=��%`/��龽�����9;⟷c�r�Lc���=Wb.��Co�Y�
���eA�N0���=A��I����`K;���2^1�ͤ�&��=I�� E��{yƕ��CKs��"�[7��`���v4鶝��\.�6�7��>��E�y�Lؖ��t�Mq���"g�(3I� �dЏjؘ��;N�tb9Kh��(w��R���Fƙ(kwOgPd�Y0��	��zݨ�@��a�%���#q\tR1w�-�w��~�sM���"G���c����4:����L(�q�!����h}�.�e%S��t�$Ib���ڸ}�k���Q��\{���>��s7

*2XS�n�y�%����2��Q�r�.N��v��\Pĕ]z���f#Ez� �Qm�����[eB�0����0�n���ݎ��N�Q	u�A��ș�.tȇ��y	V��Y�'dAb�b�vG�<�A5[�ކc9���GLFU�v���ȧ@MI�)!:�FŎ �#�&Ҧ���`�1��ȢA��qڑ���$�`'�,�%����Fg$�T4�s�}Ag|}Z!��򍈂�-�J��M��B���[H�rA�C�faQ&��+X�~y^_�k"��TV3D�v�WBE{�i_��>����,(Ŧ]ٮ�1��L1����1�ʥ	���t����'���hș��^{�;?����y�.S.:k��[�U/h�����+��&h��:ֺσF�h֕�S�"�q��j5I�?M�O#ФG��tVGP�i������e��w��q�����zH����8t�A#���Kߥ�TD�(��q�9��QS�8��7�|��G2�Pѩ����S8\=�:��Y)�W�)�ʣꀏ�)�]n�b!�f�S��d�fK�0譿�{u���>�X���ės�ώ`��´�C���#x���S�X�S�蟌 HQ�e����WXd�v�g�	��x��0��sP&(�G��ڲ��Sx�oI���^��l� ��	'�-N�9�E\Q��P!>+�ߢM�i�|����(�E����@A��r�K�g�,�K����\��y����uG���|���F���\o�+ �{�Qs�{�JYVd{�P��_�GI*\�T�B<sc��b� "�q�FF:2�`��V/A�?�cV�"N�7����Ԑ�$r"�E�:�2[�Q����v��g:������j{��5i��\�!���[˭-�-K�ٺ��6�):M�v�����u���à�����G�LT<��k��J\CX���5C-��7y�׌5bo���obg��JykQ�-��&fD����n�ͅ��-D]*LOZ��gS
s�L��sI���~6���(�--q�⹏_����}Fn�	5op������{�/���K�^P̶|,oQ�)w�ăW-�W�/QQ�4Ț��5\��3WG��.?�"|��k�xEn���HE�>��Ɵ�e®��ڄ9�́�~�E'|x�WP�!�*v��VhB�1_��g])�;Q��@��ʯ��3*w��<�=Li��in��/��\�d�o�ke�s��&i[Z�"HT!�'C�9��?ʄ���	z�i�ǌ��	��AM!�Y9�I3V�]�����2�+S�MW&�<Μ��M��	��	c���q�;����f��86
���ri{�QωTԴ7��IZ�m�E*����v�Hz!M�I�&+R��>�3�7ӵ��$\����T��5��Q_w@ir7��ۭmP�4X���Cvw�޺�V�JP��A�n�;OD�X��_UR��*Ѵ�ί��F�TL�[�[��~d��
�PXu�v���u8}:�]$Q�x�bR�N��YM*� ��J+bU��rXڍ����s��� �P��ҝ�/.@Uk�
�sLV��"5���P����Lz@䴣�E��� >\�קE�U2��:V��Շe�W�F�FgҨ*AǮ���7�����q��w�s�x�}�Q�w�C�N6�6U����{��F��?����(V�@�wZ��&bW���%�DVq�~L?F�z4�Q�0L.#�;!�oz���9x���*������	��d*����
��J�h'�ˡ�9�	�*��q����g�r30�}�c��m|,>�wV��7l��#���MC�̡�X��u�Dw��ɼ�_�h;~2)a$v�H��8�j���5�C{�`Ӯ�כL�!{�C&긺�fw%;��"�ݐ�Z併.r�_�������ͻ���OA���N�=�\��[٥���.e������,Dt�e�Zt+���z.��R��׉J�X�^'@K|�n�Q�r�xN�߱^1eOx����C�s[T��n��6>)H$�\_6�&l2ɞb��!6Ľ�3}9�����	�9~����X��Hp��t*=~��2�����D�O&�Ǜ��N����'X�E��Py�b�ZL��qgr��X��R8	���!.ɦp�D!)'��u"��>��eS�>t�P�_8��G�Ө"���:��H�}@����B�%���9��0�{ _�e��F=u]��M85��[eSp�����ꯐ��]�`�I�S�-���x�h7����t�U�}idg#fR"�E���-1�~+�ϒ��c�y��ZsPf�I��f'�B��W^7�zL�W9���:J�k	��7�*Q�v֗Yb&��q-�D�1�G�x��=I�)mT�j�B��e�8�W�k��`[CFs=dE�7��hiI���ڈ6X��mSDҵ�=a� ��є�DHj�gE�7t��s����TO���A�<'�B>F�Pq*�د��P��f�U��EԢ���z�=��z���a����P�>�<�]���晓 ���OU�g�2/�{� ��ѯj�-����vB�=93b��@��)�Ny��펽�g�f���������?�'b#�&�_r��~}4�[�����X	́4I����g�׀���3wϋi���_�ְ+6Z����^[Ʃ�lU�$�u{�r�[�ި�7e�$q�WNJ3�1���$�Z�0�4G�\%�*yj#�������=�L�U�V%��E�/7�c_W)�/@��o[�]�i���t�����l����=�&;p�x�f�3?YS�ԆЃ;�>��UVlX�ᩊ'�,1.�/����ga��ȃ��Z�\l��.��0z�{K�Z?���=����-�Y�$�b�S���q���[�a�K/?��o�g�슗BO>����wኧ���� ��	�ީY��'����g~�Fy���{�a�/^~�F��v���;�������w#���>��P�#��'�m!���w��C/�}�X�@;��4ľ����=T��;��=����'?}�K�����ɱԱL�a�B�?�hɁ�Zy`�?�{��\D�F��t�.�Tr�/�w�)y��*�j��՛��e�m?h^{,
*4�㤋[B����2�W+O�b�n�|@Q����j~ �ͼZ�6j�[��5k��%�/7��Use3}3j�p@ggg?�,^�W!C�b�T(�GY�~���J��%a �"J����B�et��	U�	F��9y�>��E�/Q���(�E����qa�̵=������CVz4�>O6��(��E-�[��Z4��ZD=�%.:�t�
�h�_ո6�M?_�8����<N]%�B%�S��	��'�R]R�K:��k?S���^�K�����2�,�r�ɏ��V!%d��������ҵ�G"2��Z�I��{
�H/}���(Lϡ�B�N�ɦT<~&��=��9X��`�,x��3|�'�5�r@���%!�,��cQ<\��}�!_�NR.
{�P���3ӲPӧS����&^\7��o�h!l~�I������nr���ӭv" iʨ�-^j�r��`53a��2t��:<m����6��c6�%�1���=�/i��)�(�`��Ӷ6:��vE�`�nٲg�9A��I͈�9S�M��G'�y��63�Fô���#��W�Q���:0^9b7�R[6�p4�ڏ�	u�Z{Lt��$�?����R�LAKF���tII���n#'����j�|O��{Q��k3��jڝ~-�sD�v���ᖹ6t�ͻΫ$�Z�@�L�iR��0���R[����EÐ�2h",AXH�2���:t��Mi�������Y4fI�9au��Mt+ڢږ-#ڳ\��Bx!���S���zmv�|�4�ϩGn�?c@�5��p+�B���*�5���}|c�V�*�_{�֡ Y)�x�~Rj�;^�T0~ǁ�X���H��3D5���''YE\wLu+o ��Lj~���N�ҧ�V4�inor�`ߍPo?��sY�z�zx�Y��^_�ʲu�al9WK���V綪v����������O�ڨ|�ۏ����eg�Ճ��wX���ziLa|C���e�=��d��P����yNA�d��m�A�F4.���Be~���_�-)8�V��8R=���d��,�(�:
5[���nA��~^������r�Q�U�'���
��+ѭd�"�qLy;��[�^����3���`�:�mA��i�{T'U���3���ƈ�NyхvZ���q=��n�n��(ӭI�;��w鍃�7Җ4JĴ��^�߻�C*��6���t�/N�`��^'��e�[ʊ�E�XM���MՊ����:,���$���(oS��m�Q���1*�ژ�1A%L�W*�0����w��6T�cf��Y
v���0��Lݶ�L5�=�_WH�s���1��t��7��qP�d�S�g���1���+]������D����T�ۏz^���[���oj|�y>9���)�lo�d?�C0��� �	�| 
i�_�?O��g')�eEɛ�:�X-m��Ҵ�uz��6/e�mW���)u�FO0��j������LD�hRz܍�鏯�	&�5�X�b�������G}t�Ѥ�[h�τ$v@��չP}�޾�a���QuT�(���Fo a_��Gx�L�XrUʞ��	_.鎞����'�Rm��Sb\���-�v3QO��R]��6_OD-�_��e�P�d��6=ݗ.�Ӭ?���oR�k�t�7V��Ԝ�X�0q���x\��|���(���`d�3��=|�xY�rv$��hc���O�A 4�Cz<��;r}e��KO�����vyI�l&��dqohf��;�l/<>����G��;Ǚ��+y��z�
?�Ǟ�%)��ȳ���CB���٧%My:����2N�cL��~�����6֜4Z2`�Sv=�ͩnf�g���b���`%��tE���0��#t.lFM�H������kz�"��0,uQ=������)]1xG����%;��lc{3�Ө�W�$��,8�l:���Q�?����  TIDATW��hj!\��I��r�#�DJ�Q;���sϺ���X9m:G���e�P�ʣ�3i�E���4Ot�#���`*�J�.H����Y�mD�'ԑMQyt\������Q�9�f��i�^m��#Jw��^����lm�C#Q��]M�<��lOgq�+sD{��#���߱G�ʯ>�-)�ٺQ��s*��$9�&1rפ�6����e[�>��TPռ�{{��e��c�9��0)�e�}+�O�Wk��T�;���C�f	V=J��-���֖�w�bm�����߸����C
q���t]�6�q��q"�0���#�j��6"�9ؼsL
��8Yy����t�NA�^ս����lmZ��~��1�i����9���ϒ�|Ј�s�C�	��D�B���G��:L,��&�	�މ���E��G8�U��1K�����,�R����u^Ь@�fUȕ���T����*��ɚ��S9r�<�����tJx����R���L	���g��B	�hG�������X#��tQ<Ρp�g���j���S��M��w��mD=uU���T�ޢ�ZD-���˂�I���T̮�E]� m˄�j&�LQD��6�HEZCΌ�l^�e�x)t�զ�͈S�=稝ȉ��b�T�,���3"����������N�KZɄ�$I�T�$C͂8��Ѧ����ѯ������D V뎛"���H����w�?���H��X��_9@�ooz��և�?��o<�l��U/�z�7��)6>�x�c��}#���=��o�?Z���K""�V}�H��5/n�!@�D*&���E�Úo�x��?�=��ȁ�u�����鋿]��)��o�?���{ �JJ�����y�=���|�{KE�s��+E*
p��� �J,R�������o-�0,�0��_���jy�]'eW�T����"X������a&[��	�$G��F�����"�>�"��6'�U��K���_����Z��㧦�( Ǘ�,d�'b�T�V�Ȗ ��"�˷H�B�[�-���MD-��@DԢ��E�"�O*�ǂ'c>3i�S�e�m���W��KZ���s��y�:��g�"Pf���[ߪ����>V�I��<�BN�x@�;S3�Ȭ�D�z�֦> �%;�//;�c�>pE��#f4%`<�'"�݈�g����%f�%���~��a;Js�8�Z�l*��7��X����9��-�T&�f }�� ��1�L˳��0!E�����y�|�s"�`B���;N3��B���~���t�nR�i['���90�7�ҿU�&Y�9����=�I����a���鶊�-:C��.�t�6��CN���������x����K���Ԑ��Њ0A��6�������ݱ�2бk��Nj�Ȅ�$��\'ָ O�~A��U%���(��f�9]�bzJ��P=M�Spa�lQIh��Q;b�ȭ���4�~��6O��-@='R�I��э@���ԴCS�ѢA��������p`%s%n6��	Pg���aQ���>BP��,ku�n8ZL�=s� A=Tc!�pd�Ts�-����*��L�֝ph�Ot�%�i��Mg:􆡺.��*�	��7�Ү�i��Mk�ҡ'G�'�����9m����7�F�u���F�;,Z�Ɔ�g�O��;!]��ʮ2Zjs5�L��k=*eD��M�z*�OTFQ�ٙ�%7�Y��MA�V򒬄!�������QYn+���n�o�Q��*�BhG�vAod�u��-#��+�X9�_�4
t��a��=� �ye'*�ݍc9�Q.;N�UN��2
[�*�[�KK��+j:w��~L��� ���+�X������ڨ:J��������e'Q�AhڅZ�CCQ�^��y�%'���U�*tB9�n;\���bH;���Y�ڨs�aԡWG5'��pU��[�X$Mvw�J�)���Z�t+kp����J1W �jVЛ�o��h��Q�n� �Z����������rt�5�Q�׺���<ݚt�XkKP9�)�s����12��,���gcf$�O�`��q��ǵf�P}�f)v��^*KG��6:Э�]ǻP��Ǩ�\��`o9G�,	:A�u(�4�
�t�K�t���q�%ș-#>���:{�qD��wng���I���'1ӕ=�?̫!�7�oj�.T~��u�D9a�S�͎��.�:h�X��d&���t��ù��J*cU��L*~&9�c:��WH����X?~ͣT�k�A�W�*_zo�����A�o�c��f�3͗|/\�����Q�=�����g�.��ľ�y=-���%3�$�g��F��p�/?�¥nv���ց��P󳷍5�Y6;`.�~B��&Y��!-�
I��lE��q����dR���K%ɲ9����S��f���˥0�@%����l7]J��4��G��)��59՟�Mdҩx�b���nW
��C&� w�0З��d�+�1�@,SN��ԛ�vpƅ��g�cHvu�JS�uA����6⤺we?E7 /Y�vv��&C�F_9
���3$Q�B�:�)d�� �޲6��ͧWq��u)�I
�D�ƪ���*3e��@�Z�ڗ5�(��Gl�_����bz�8������a��]��UB���O,k��:c�����ﶚX�Yq�v.��<�8/iͩ3��϶�l��=dq���+X2JŖw����h��Q�yutJ;Mo����6Z�o�H �o��:NuJ��S>IZ�'J0�#�}k���Q�S��T�nc��#NVE�ـ��4�;�7N*oq*=n�/A���c#4)]n�U�~��j�h�Y�� �w;>\��l�*�q�jX��3��P9Z���B^UXץӴ��$}��j?*5��-Ŧ�:�{���EՃ���nِ�Q���V3ᓾ'��f�s�u���ЬS���ȧ��U�%��,�VF�H!��YBc}�i��;���o�G�c��Ym�e1�ЏX�2Mt+b?�jϒRH�z	�b�;����	�w���,s2D�qsϹ}lgǌ�BL���ѭ2|2<|���s���!@�,ǣ�ݾ��|�	�w�3
�ϗ�q�m�O&�c�8�h��V��@)��=��'��9�vg=�N7j���@Ϙ�(þ�/���N� mc����łq_:��Z��C�:��������wz��8��15��2u����̡|����85��kpi�.sfJ��K�*�� ��TԢ��E�"j�D�"j nV��e8o6j/in��k�]3c6�*��E���3yW��R�f�(x�]�E|L��'�F���!g.&.m�	�_�;�t|[��iA�Ҧ%�=����������۳�Ǐ��\�"�G���2ۖ:9���\��{�wa�����k~��Kk~���K㚋��QO.օ�X�ʝ�5˱0���A��-.ɦE����'�k��ُE�7���#A�?����(��I�/�>	@25�{#b�ZD-�MD-�MD-�Q�&�Q�&�Q�&�Q��EQ��EQ��EԢ��EԢ��E�"j�D�"j�D�"j�h"j�h"j��Z4��Z4��Z4��ZD-��ZD-��ZD-�MD-�MD-�Q�&�Q�&�Q��EQ��EQ�u����ֶ9��    IEND�B`�PK  -<(W               META-INF/manifest.xml��Mj�0F�9�ѶXJ�Mq�(��T{�䑐F!�}e�.%Cv���̀v�Kg�3�hV�oYX��`[���W���ͮSh4D�Ӣ��0޶K�S�D���(���6�N ɿ�r4�v� �슶.7�ri��Q���"�xf�RV:�MrAM�M1����2��~����Wt����k4F��{���ޚz$���q|�:���5>jӦ0b�x���:O��K�:�t�C�窗,]� RC�;�abb54�Lü�͍@��C|>�z��O��Ael4-�����t�1�g�N����_PKy�Z+  %  PK     -<(W^�2'   '                    mimetypePK     -<(W                         M   Configurations2/menubar/PK     -<(W                         �   Configurations2/toolbar/PK     -<(W                         �   Configurations2/statusbar/PK     -<(W                         �   Configurations2/floater/PK     -<(W                         '  Configurations2/popupmenu/PK     -<(W                         _  Configurations2/progressbar/PK     -<(W                         �  Configurations2/toolpanel/PK     -<(W                         �  Configurations2/images/Bitmaps/PK     -<(W                           Configurations2/accelerator/PK   -<(W��h�  �               H  manifest.rdfPK   -<(W���h�  �               �  meta.xmlPK   -<(Wi2��4  }m               �  content.xmlPK   -<(W�� �  75                 settings.xmlPK   -<(Wc���  �0  
             �  styles.xmlPK     -<(W<�q  �q               �!  Thumbnails/thumbnail.pngPK   -<(Wy�Z+  %               ޓ  META-INF/manifest.xmlPK      e  L�    
</file>